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_32__20_Dots_20_1_20_Dash" draw:fill="none" draw:textarea-vertical-align="middle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ff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color="#00ff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color="#0000ff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stroke="dash" draw:stroke-dash="Fine_20_Dashed" svg:stroke-width="0.1cm" svg:stroke-color="#0000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ff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draw:stroke="dash" draw:stroke-dash="Fine_20_Dashed" svg:stroke-width="0.1cm" svg:stroke-color="#000000" draw:marker-start="Arrowheads_20_2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Fine_20_Dashed" svg:stroke-color="#33cc66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color="#33cc66"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Fine_20_Dashed" svg:stroke-color="#ff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7" style:family="graphic" style:parent-style-name="standard">
      <style:graphic-properties draw:stroke="dash" draw:stroke-dash="Fine_20_Dashed" svg:stroke-color="#0000ff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color="#0000ff" draw:marker-end="Arrow" draw:fill="none" draw:textarea-vertical-align="middle"/>
    </style:style>
    <style:style style:name="gr19" style:family="graphic" style:parent-style-name="standard">
      <style:graphic-properties draw:fill="solid" draw:fill-color="#dd4814" draw:textarea-vertical-align="middle" draw:auto-grow-height="false" fo:min-height="0.749cm" fo:min-width="0.499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0000" fo:font-size="20pt" style:font-size-asian="20pt" style:font-size-complex="20pt"/>
    </style:style>
    <style:style style:name="P4" style:family="paragraph">
      <style:paragraph-properties fo:text-align="center"/>
      <style:text-properties fo:color="#0000ff" fo:font-weight="bold" style:font-weight-asian="bold" style:font-weight-complex="bold"/>
    </style:style>
    <style:style style:name="P5" style:family="paragraph">
      <style:paragraph-properties fo:text-align="center"/>
      <style:text-properties fo:color="#00ae00" fo:font-weight="bold" style:font-weight-asian="bold" style:font-weight-complex="bold"/>
    </style:style>
    <style:style style:name="P6" style:family="paragraph">
      <style:text-properties fo:color="#0000ff" fo:font-weight="bold" style:font-weight-asian="bold" style:font-weight-complex="bold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fo:color="#00ae00"/>
    </style:style>
    <style:style style:name="P9" style:family="paragraph">
      <style:paragraph-properties fo:text-align="center"/>
      <style:text-properties fo:color="#ff0000"/>
    </style:style>
    <style:style style:name="P10" style:family="paragraph">
      <style:paragraph-properties fo:text-align="center"/>
      <style:text-properties fo:color="#0000ff"/>
    </style:style>
    <style:style style:name="T1" style:family="text">
      <style:text-properties style:text-position="sub 8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style:text-position="sub 8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cm" svg:y1="19.4cm" svg:x2="2cm" svg:y2="1cm">
          <text:p/>
        </draw:line>
        <draw:line draw:style-name="gr2" draw:text-style-name="P1" draw:layer="layout" svg:x1="2cm" svg:y1="19.4cm" svg:x2="26.4cm" svg:y2="19.4cm">
          <text:p/>
        </draw:line>
        <draw:frame draw:style-name="gr3" draw:text-style-name="P2" draw:layer="layout" svg:width="1.018cm" svg:height="1.195cm" svg:x="25.8cm" svg:y="19.6cm">
          <draw:text-box>
            <text:p text:style-name="P2">T</text:p>
          </draw:text-box>
        </draw:frame>
        <draw:frame draw:style-name="gr3" draw:text-style-name="P2" draw:layer="layout" svg:width="1.065cm" svg:height="1.195cm" svg:x="0.735cm" svg:y="1.005cm">
          <draw:text-box>
            <text:p text:style-name="P2">P</text:p>
          </draw:text-box>
        </draw:frame>
        <draw:frame draw:style-name="gr3" draw:text-style-name="P2" draw:layer="layout" svg:width="1.442cm" svg:height="1.328cm" svg:x="0.5cm" svg:y="5.872cm">
          <draw:text-box>
            <text:p text:style-name="P2">P<text:span text:style-name="T1">c</text:span></text:p>
          </draw:text-box>
        </draw:frame>
        <draw:frame draw:style-name="gr3" draw:text-style-name="P2" draw:layer="layout" svg:width="1.395cm" svg:height="1.328cm" svg:x="19.005cm" svg:y="19.6cm">
          <draw:text-box>
            <text:p text:style-name="P2">T<text:span text:style-name="T1">c</text:span></text:p>
          </draw:text-box>
        </draw:frame>
        <draw:line draw:style-name="gr4" draw:text-style-name="P1" draw:layer="layout" svg:x1="19.599cm" svg:y1="6.437cm" svg:x2="26.2cm" svg:y2="6.4cm">
          <text:p/>
        </draw:line>
        <draw:line draw:style-name="gr4" draw:text-style-name="P1" draw:layer="layout" svg:x1="19.6cm" svg:y1="19.4cm" svg:x2="19.6cm" svg:y2="2.4cm">
          <text:p/>
        </draw:line>
        <draw:path draw:style-name="gr5" draw:text-style-name="P1" draw:layer="layout" svg:width="5.842cm" svg:height="3.19cm" draw:transform="rotate (0.0713839664065681) translate (3.77237714871625cm 14.2167068747426cm)" svg:viewBox="0 0 5843 3191" svg:d="m0 3191c2807 1 5843-3191 5843-3191">
          <text:p/>
        </draw:path>
        <draw:line draw:style-name="gr5" draw:text-style-name="P1" draw:layer="layout" svg:x1="9.6cm" svg:y1="13.8cm" svg:x2="11.4cm" svg:y2="2.4cm">
          <text:p/>
        </draw:line>
        <draw:path draw:style-name="gr5" draw:text-style-name="P1" draw:layer="layout" svg:width="10.879cm" svg:height="6.03cm" draw:transform="skewX (2.83835859812704E-017) rotate (0.130899693899575) translate (8.81274040167533cm 7.82016966824306cm)" svg:viewBox="0 0 10880 6031" svg:d="m0 6031c7666 1 10880-6031 10880-6031">
          <text:p/>
        </draw:path>
        <draw:frame draw:style-name="gr6" draw:text-style-name="P3" draw:layer="layout" svg:width="3.6cm" svg:height="1.825cm" svg:x="3.2cm" svg:y="8.875cm">
          <draw:text-box>
            <text:p text:style-name="P3">Solid region</text:p>
          </draw:text-box>
        </draw:frame>
        <draw:frame draw:style-name="gr6" draw:text-style-name="P3" draw:layer="layout" svg:width="3.6cm" svg:height="1.825cm" svg:x="11.4cm" svg:y="16.2cm">
          <draw:text-box>
            <text:p text:style-name="P3">Vapour region</text:p>
          </draw:text-box>
        </draw:frame>
        <draw:frame draw:style-name="gr6" draw:text-style-name="P3" draw:layer="layout" svg:width="3.6cm" svg:height="1.825cm" svg:x="12.4cm" svg:y="7.4cm">
          <draw:text-box>
            <text:p text:style-name="P3">Liquid region</text:p>
          </draw:text-box>
        </draw:frame>
        <draw:frame draw:style-name="gr6" draw:text-style-name="P3" draw:layer="layout" svg:width="4.6cm" svg:height="1.825cm" svg:x="22.1cm" svg:y="3.1cm">
          <draw:text-box>
            <text:p text:style-name="P3">Supercritical fluid region</text:p>
          </draw:text-box>
        </draw:frame>
        <draw:frame draw:style-name="gr7" draw:text-style-name="P4" draw:layer="layout" svg:width="1cm" svg:height="0.962cm" svg:x="3.6cm" svg:y="17.638cm">
          <draw:text-box draw:corner-radius="0.001cm">
            <text:p text:style-name="P4">1</text:p>
          </draw:text-box>
        </draw:frame>
        <draw:frame draw:style-name="gr8" draw:text-style-name="P5" draw:layer="layout" svg:width="1cm" svg:height="0.962cm" svg:x="9.6cm" svg:y="14.038cm">
          <draw:text-box draw:corner-radius="0.001cm">
            <text:p text:style-name="P5">2</text:p>
          </draw:text-box>
        </draw:frame>
        <draw:frame draw:style-name="gr7" draw:text-style-name="P4" draw:layer="layout" svg:width="1cm" svg:height="0.962cm" svg:x="10cm" svg:y="3.338cm">
          <draw:text-box draw:corner-radius="0.001cm">
            <text:p text:style-name="P4">3</text:p>
          </draw:text-box>
        </draw:frame>
        <draw:frame draw:style-name="gr3" draw:text-style-name="P6" draw:layer="layout" svg:width="4.456cm" svg:height="0.962cm" draw:transform="rotate (1.39626340159546) translate (9cm 10.667cm)">
          <draw:text-box>
            <text:p text:style-name="P6"><text:span text:style-name="T2">Fusion curve</text:span></text:p>
          </draw:text-box>
        </draw:frame>
        <draw:frame draw:style-name="gr9" draw:text-style-name="P4" draw:layer="layout" svg:width="1cm" svg:height="0.962cm" svg:x="19.599cm" svg:y="6.437cm">
          <draw:text-box draw:corner-radius="0.001cm">
            <text:p text:style-name="P4">C</text:p>
          </draw:text-box>
        </draw:frame>
        <draw:frame draw:style-name="gr6" draw:text-style-name="P3" draw:layer="layout" svg:width="3.6cm" svg:height="1.825cm" svg:x="17.7cm" svg:y="11.775cm">
          <draw:text-box>
            <text:p text:style-name="P3">Gas region</text:p>
          </draw:text-box>
        </draw:frame>
        <draw:frame draw:style-name="gr3" draw:text-style-name="P6" draw:layer="layout" svg:width="6.01cm" svg:height="0.962cm" draw:transform="rotate (0.610865238198015) translate (4.628cm 17.994cm)">
          <draw:text-box>
            <text:p text:style-name="P6"><text:span text:style-name="T2">Sublimation curve</text:span></text:p>
          </draw:text-box>
        </draw:frame>
        <draw:frame draw:style-name="gr3" draw:text-style-name="P6" draw:layer="layout" svg:width="6.183cm" svg:height="0.962cm" draw:transform="rotate (0.698131700797732) translate (12.636cm 12.327cm)">
          <draw:text-box>
            <text:p text:style-name="P6"><text:span text:style-name="T2">Vaporisation curve</text:span></text:p>
          </draw:text-box>
        </draw:frame>
        <draw:path draw:style-name="gr10" draw:text-style-name="P1" draw:layer="layout" svg:width="4.231cm" svg:height="3.105cm" draw:transform="rotate (-1.64218029320146) translate (22.0000000111061cm 6.20000000079415cm)" svg:viewBox="0 0 4232 3106" svg:d="m0 0c2807 0 4232 3106 4232 3106">
          <text:p/>
        </draw:path>
        <draw:frame draw:style-name="gr11" draw:text-style-name="P4" draw:layer="layout" svg:width="1cm" svg:height="0.962cm" svg:x="17.098cm" svg:y="4.336cm">
          <draw:text-box draw:corner-radius="0.001cm">
            <text:p text:style-name="P4">A</text:p>
          </draw:text-box>
        </draw:frame>
        <draw:frame draw:style-name="gr11" draw:text-style-name="P7" draw:layer="layout" svg:width="1cm" svg:height="0.962cm" svg:x="17.698cm" svg:y="9.736cm">
          <draw:text-box draw:corner-radius="0.001cm">
            <text:p text:style-name="P7">B</text:p>
          </draw:text-box>
        </draw:frame>
        <draw:path draw:style-name="gr12" draw:text-style-name="P1" draw:layer="layout" svg:width="3.434cm" svg:height="2.538cm" draw:transform="rotate (0.314682864134578) translate (18.098cm 4.8cm)" svg:viewBox="0 0 3435 2539" svg:d="m0 0c4524 0 3277 2539 3277 2539">
          <text:p/>
        </draw:path>
        <draw:frame draw:style-name="gr13" draw:text-style-name="P8" xml:id="id1" draw:id="id1" draw:layer="layout" svg:width="4.926cm" svg:height="1.673cm" svg:x="2.4cm" svg:y="12.1cm">
          <draw:text-box>
            <text:p text:style-name="P8">Triple point</text:p>
            <text:p text:style-name="P8">(<text:span text:style-name="T3">Ψ</text:span><text:span text:style-name="T4">=0, invariant)</text:span></text:p>
          </draw:text-box>
        </draw:frame>
        <draw:connector draw:style-name="gr14" draw:text-style-name="P1" draw:layer="layout" draw:type="line" svg:x1="7.326cm" svg:y1="12.936cm" svg:x2="9.261cm" svg:y2="13.707cm" draw:start-shape="id1" draw:start-glue-point="1" svg:d="m7326 12936 1935 771" svg:viewBox="0 0 1936 772">
          <text:p/>
        </draw:connector>
        <draw:frame draw:style-name="gr15" draw:text-style-name="P9" draw:layer="layout" svg:width="4.748cm" svg:height="0.962cm" svg:x="11.899cm" svg:y="4.1cm">
          <draw:text-box>
            <text:p text:style-name="P9"><text:span text:style-name="T3">Ψ</text:span><text:span text:style-name="T4">=2 (divariant)</text:span></text:p>
          </draw:text-box>
        </draw:frame>
        <draw:line draw:style-name="gr16" draw:text-style-name="P1" draw:layer="layout" svg:x1="14.2cm" svg:y1="5.062cm" svg:x2="14.2cm" svg:y2="6.6cm">
          <text:p/>
        </draw:line>
        <draw:frame draw:style-name="gr17" draw:text-style-name="P10" draw:layer="layout" svg:width="5.099cm" svg:height="0.962cm" svg:x="13.8cm" svg:y="14.2cm">
          <draw:text-box>
            <text:p text:style-name="P10"><text:span text:style-name="T3">Ψ</text:span><text:span text:style-name="T4">=1 (univariant)</text:span></text:p>
          </draw:text-box>
        </draw:frame>
        <draw:line draw:style-name="gr18" draw:text-style-name="P1" draw:layer="layout" svg:x1="16.4cm" svg:y1="14.2cm" svg:x2="15.4cm" svg:y2="12.2cm">
          <text:p/>
        </draw:line>
        <draw:custom-shape draw:style-name="gr19" draw:text-style-name="P1" draw:layer="layout" svg:width="2.8cm" svg:height="1.2cm" svg:x="20cm" svg:y="16.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layer="layout" svg:width="6.323cm" svg:height="1.061cm" svg:x="19.6cm" svg:y="18cm">
          <draw:text-box>
            <text:p>Supercritical (T &gt; T<text:span text:style-name="T5">c</text:span>)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26T10:55:37</meta:creation-date>
    <dc:date>2014-09-26T15:05:13</dc:date>
    <dc:creator>Jeff Gomes</dc:creator>
    <meta:editing-duration>PT1H56M43S</meta:editing-duration>
    <meta:editing-cycles>3</meta:editing-cycles>
    <meta:generator>LibreOffice/3.5$Linux_X86_64 LibreOffice_project/350m1$Build-2</meta:generator>
    <meta:document-statistic meta:object-count="58"/>
  </office:meta>
</office:document-meta>
</file>